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sub>
          <mrow>
            <mover accent="true">
              <mi>S</mi>
              <mo stretchy="false">̂</mo>
            </mover>
          </mrow>
          <mi>p</mi>
        </msub>
        <mo stretchy="false">=</mo>
        <mfrac>
          <mn>1</mn>
          <mi>p</mi>
        </mfrac>
      </mrow>
      <mrow>
        <mrow>
          <mo stretchy="false">(</mo>
          <mrow>
            <mrow>
              <mover accent="true">
                <mstyle mathvariant="bold">
                  <mrow>
                    <mi>S</mi>
                  </mrow>
                </mstyle>
                <mo stretchy="false">̂</mo>
              </mover>
              <mo stretchy="false">⋅</mo>
              <mstyle mathvariant="bold">
                <mrow>
                  <mi>p</mi>
                </mrow>
              </mstyle>
            </mrow>
          </mrow>
          <mo stretchy="false">)</mo>
        </mrow>
        <mo stretchy="false">=</mo>
        <mfrac>
          <mo stretchy="false">ℏ</mo>
          <mrow>
            <mn>2</mn>
            <mi>p</mi>
          </mrow>
        </mfrac>
      </mrow>
      <mfenced open="(" close=")">
        <mrow>
          <mtable>
            <mtr>
              <mtd>
                <mrow>
                  <msub>
                    <mi>p</mi>
                    <mi>z</mi>
                  </msub>
                </mrow>
              </mtd>
              <mtd>
                <mrow>
                  <msub>
                    <mi>p</mi>
                    <mrow>
                      <mo stretchy="false">−</mo>
                      <mi/>
                    </mrow>
                  </msub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sub>
                    <mi>p</mi>
                    <mrow>
                      <mo stretchy="false">+</mo>
                      <mi/>
                    </mrow>
                  </msub>
                </mrow>
              </mtd>
              <mtd>
                <mrow>
                  <mrow>
                    <mo stretchy="false">−</mo>
                    <msub>
                      <mi>p</mi>
                      <mi>z</mi>
                    </msub>
                  </mrow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sub>
                    <mi>p</mi>
                    <mi>z</mi>
                  </msub>
                </mrow>
              </mtd>
              <mtd>
                <mrow>
                  <msub>
                    <mi>p</mi>
                    <mrow>
                      <mo stretchy="false">−</mo>
                      <mi/>
                    </mrow>
                  </msub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sub>
                    <mi>p</mi>
                    <mrow>
                      <mo stretchy="false">+</mo>
                      <mi/>
                    </mrow>
                  </msub>
                </mrow>
              </mtd>
              <mtd>
                <mrow>
                  <mrow>
                    <mo stretchy="false">−</mo>
                    <msub>
                      <mi>p</mi>
                      <mi>z</mi>
                    </msub>
                  </mrow>
                </mrow>
              </mtd>
            </mtr>
          </mtable>
        </mrow>
      </mfenced>
    </mrow>
    <annotation encoding="StarMath 5.0">{hat S} _p = 
1 over p ( hat bold S cdot bold p ) = 
hbar over {2 p}
left (
 matrix{
  p_z # p_-` # 0 # 0 ## 
  p_+` # -p_z # 0 # 0 ## 
  0 # 0 # p_z # p_-` ##
  0 # 0 # p_+` # -p_z
 }
right 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9T14:09:00.134000000</meta:creation-date>
    <meta:generator>LibreOffice/4.1.4.2$Windows_x86 LibreOffice_project/0a0440ccc0227ad9829de5f46be37cfb6edcf72</meta:generator>
  </office:meta>
</office:document-meta>
</file>